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 style:list-style-name="L1">
      <style:graphic-properties draw:fill-color="#ffffff" fo:min-height="12.75cm"/>
    </style:style>
    <style:style style:name="pr8" style:family="presentation" style:parent-style-name="alizarin-subtitle" style:list-style-name="L1">
      <style:graphic-properties draw:fill-color="#ffffff" fo:min-height="12.75cm"/>
    </style:style>
    <style:style style:name="pr9" style:family="presentation" style:parent-style-name="alizarin-subtitle" style:list-style-name="L1">
      <style:graphic-properties draw:fill-color="#ffffff" fo:min-height="12.75cm"/>
    </style:style>
    <style:style style:name="pr10" style:family="presentation" style:parent-style-name="alizarin-subtitle" style:list-style-name="L1">
      <style:graphic-properties draw:fill-color="#ffffff" fo:min-height="12.75cm"/>
    </style:style>
    <style:style style:name="pr11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style:font-name="Courier New2" fo:font-weight="normal" style:font-weight-asian="normal" style:font-weight-complex="normal"/>
    </style:style>
    <style:style style:name="P6" style:family="paragraph">
      <style:text-properties fo:font-size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22pt" style:font-size-asian="22pt" style:font-size-complex="22pt"/>
    </style:style>
    <style:style style:name="T4" style:family="text">
      <style:text-properties style:font-name="Courier New2" fo:font-weight="normal" style:font-weight-asian="normal" style:font-weight-complex="normal"/>
    </style:style>
    <style:style style:name="T5" style:family="text">
      <style:text-properties style:font-name="Courier New2" fo:font-weight="bold" style:font-weight-asian="bold" style:font-weight-complex="bold"/>
    </style:style>
    <style:style style:name="T6" style:family="text">
      <style:text-properties style:font-name="Courier New2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bServices &amp; WebSocket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WebService and WebSocket <text:span text:style-name="T1">basics</text:span></text:p>
            <text:p/>
            <text:p><text:a xlink:href="http://www.danekja.org/" xlink:type="simple">http://www.danekja.org</text:a> (Twitter &amp; LinkedIn links)</text:p>
            <text:p><text:a xlink:href="http://www.yoso.fi/" xlink:type="simple">http://www.yoso.fi</text:a>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to connect different applications?<text:line-break/></text:p>
                <text:list>
                  <text:list-item>
                    <text:p>Written in different languages<text:line-break/></text:p>
                  </text:list-item>
                  <text:list-item>
                    <text:p>Deployed on different platforms<text:line-break/></text:p>
                  </text:list-item>
                  <text:list-item>
                    <text:p>By different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3C definition:<text:line-break/><text:line-break/><text:span text:style-name="T2">A </text:span><text:span text:style-name="T1">Web service</text:span><text:span text:style-name="T2"> is a software system designed to support </text:span><text:span text:style-name="T1">interoperable machine-to-machine interaction over a network</text:span><text:span text:style-name="T2">. It has an interface described in a </text:span><text:span text:style-name="T1">machine-processable format</text:span><text:span text:style-name="T2"> (specifically WSDL). </text:span><text:span text:style-name="T2"><text:line-break/></text:span><text:span text:style-name="T2"><text:line-break/></text:span><text:span text:style-name="T2">Other systems interact with the Web service in a manner prescribed by its description using SOAP messages, typically conveyed using HTTP with an XML serialization in conjunction with other Web-related standards.</text:span><text:span text:style-name="T2"><text:line-break/></text:span><text:span text:style-name="T2"/></text:p>
              </text:list-item>
              <text:list-item>
                <text:p><text:span text:style-name="T2">Restricted to SOAP, not meant as generic definition (other things can be webservices too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ay to connect applications on web<text:line-break/></text:p>
                <text:list>
                  <text:list-item>
                    <text:p>Using standarized open protocols (HTTP, SOAP)<text:line-break/></text:p>
                  </text:list-item>
                  <text:list-item>
                    <text:p>Using standarized open data formats (XML, JSON) <text:line-break/><text:line-break/></text:p>
                    <text:p>→ providers do not need to care about their client’s technology stack, platform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lack box</text:p>
                <text:list>
                  <text:list-item>
                    <text:p>Consumers are not aware of implementation of the services they are consuming<text:line-break/></text:p>
                  </text:list-item>
                </text:list>
              </text:list-item>
              <text:list-item>
                <text:p>Stateless</text:p>
                <text:list>
                  <text:list-item>
                    <text:p>In most cases web service calls are stateless<text:line-break/></text:p>
                  </text:list-item>
                  <text:list-item>
                    <text:p>Simplier design<text:line-break/></text:p>
                  </text:list-item>
                  <text:list-item>
                    <text:p>Better scalability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 – Use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usable components<text:line-break/></text:p>
                <text:list>
                  <text:list-item>
                    <text:p>User authentication, weather forecast, currency conversion, navigation<text:line-break/></text:p>
                  </text:list-item>
                </text:list>
              </text:list-item>
              <text:list-item>
                <text:p>Connect existing software<text:line-break/></text:p>
                <text:list>
                  <text:list-item>
                    <text:p>Independent on programming language (web standards)<text:line-break/></text:p>
                  </text:list-item>
                  <text:list-item>
                    <text:p>Independent on platform (Unix, Windows, Raspberry PI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://www.w3schools.com/xml/xml_services.asp" xlink:type="simple">http://www.w3schools.com/xml/xml_services.asp</text:a></text:p>
              </text:list-item>
              <text:list-item>
                <text:p><text:a xlink:href="https://www.w3.org/TR/ws-arch/" xlink:type="simple">https://www.w3.org/TR/ws-arc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mple Object Access Protocol (SOA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ssaging Protocol<text:line-break/></text:p>
                <text:list>
                  <text:list-item>
                    <text:p>Message format<text:line-break/></text:p>
                  </text:list-item>
                  <text:list-item>
                    <text:p>Encoding rules for datatypes<text:line-break/></text:p>
                  </text:list-item>
                </text:list>
              </text:list-item>
              <text:list-item>
                <text:p>XML-based<text:line-break/></text:p>
                <text:list>
                  <text:list-item>
                    <text:p>All messages exchanged in XML format</text:p>
                    <text:p/>
                  </text:list-item>
                </text:list>
              </text:list-item>
              <text:list-item>
                <text:p>Actions determined by message content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- Mes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nvelope</text:p>
                <text:list>
                  <text:list-item>
                    <text:p>XML element encapsulating the SOAP message</text:p>
                  </text:list-item>
                </text:list>
              </text:list-item>
              <text:list-item>
                <text:p>Header</text:p>
                <text:list>
                  <text:list-item>
                    <text:p>Means for protocol extension, may provide additional information about the message sent, security, etc...</text:p>
                  </text:list-item>
                </text:list>
              </text:list-item>
              <text:list-item>
                <text:p>Body</text:p>
                <text:list>
                  <text:list-item>
                    <text:p>The message data</text:p>
                  </text:list-item>
                </text:list>
              </text:list-item>
              <text:list-item>
                <text:p>Fault</text:p>
                <text:list>
                  <text:list-item>
                    <text:p>Information generated by a processing node on error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p><text:span text:style-name="T4">&lt;env:</text:span><text:span text:style-name="T5">Envelope</text:span><text:span text:style-name="T4"> xmlns:env="</text:span><text:span text:style-name="T5">http://www.w3.org/2003/05/soap-envelope</text:span><text:span text:style-name="T4">"&gt; </text:span></text:p>
            <text:p><text:span text:style-name="T4"><text:s/></text:span><text:span text:style-name="T4">&lt;env:</text:span><text:span text:style-name="T5">Fault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Fault</text:span><text:span text:style-name="T4"> </text:span></text:p>
            <text:p><text:span text:style-name="T4"><text:s/></text:span><text:span text:style-name="T4">&lt;env:</text:span><text:span text:style-name="T5">Header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Header</text:span><text:span text:style-name="T4">&gt;</text:span></text:p>
            <text:p><text:span text:style-name="T4"><text:s/></text:span><text:span text:style-name="T4">&lt;env:</text:span><text:span text:style-name="T5">Body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Body</text:span><text:span text:style-name="T4">&gt;</text:span></text:p>
            <text:p><text:span text:style-name="T4">&lt;/env:</text:span><text:span text:style-name="T5">Envelope</text:span><text:span text:style-name="T4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dvantages<text:line-break/></text:p>
                <text:list>
                  <text:list-item>
                    <text:p>Flexible<text:line-break/></text:p>
                  </text:list-item>
                  <text:list-item>
                    <text:p>Extensible<text:line-break/></text:p>
                  </text:list-item>
                  <text:list-item>
                    <text:p>Uses XML – XSD, internationalization, nam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sdvantages<text:line-break/></text:p>
                <text:list>
                  <text:list-item>
                    <text:p>No standarized API design approach<text:line-break/></text:p>
                  </text:list-item>
                  <text:list-item>
                    <text:p>Uses XML</text:p>
                    <text:p/>
                    <text:list>
                      <text:list-item>
                        <text:p>Message size and complexity grows quickly<text:line-break/></text:p>
                        <text:p>→ Performance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quest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6">POST /InStock HTTP/1.1</text:span></text:p>
            <text:p><text:span text:style-name="T6">Host: www.example.org</text:span></text:p>
            <text:p><text:span text:style-name="T6">Content-Type: application/soap+xml; charset=utf-8</text:span></text:p>
            <text:p><text:span text:style-name="T6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&gt;</text:span></text:p>
            <text:p><text:span text:style-name="T6"><text:s text:c="6"/></text:span><text:span text:style-name="T6">&lt;m:StockName&gt;IBM&lt;/m:StockName&gt;</text:span></text:p>
            <text:p><text:span text:style-name="T6"><text:s text:c="4"/></text:span><text:span text:style-name="T6">&lt;/m:GetStockPric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sponse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5">HTTP/1.1 200 OK</text:span></text:p>
            <text:p><text:span text:style-name="T5">Content-Type: application/soap+xml; charset=utf-8</text:span></text:p>
            <text:p><text:span text:style-name="T5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Response&gt;</text:span></text:p>
            <text:p><text:span text:style-name="T6"><text:s text:c="6"/></text:span><text:span text:style-name="T6">&lt;m:Price&gt;34.5&lt;/m:Price&gt;</text:span></text:p>
            <text:p><text:span text:style-name="T6"><text:s text:c="4"/></text:span><text:span text:style-name="T6">&lt;/m:GetStockPriceRespons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text:line-break/></text:p>
              </text:list-item>
            </text:list>
            <text:list text:style-name="L3">
              <text:list-item>
                <text:list>
                  <text:list-item>
                    <text:p>See the attached file <text:span text:style-name="T1">WebServices_sovohje_en.pdf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  <text:list text:style-name="L1">
              <text:list-item>
                <text:p><text:span text:style-name="T1">Portion of WS API specification of OP Bank (Finland)</text:span><text:span text:style-name="T1"><text:line-break/></text:span><text:span text:style-name="T1"/></text:p>
              </text:list-item>
              <text:list-item>
                <text:p><text:span text:style-name="T1">Specifically pages 12 and 1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ervice Description Language (WSDL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XML Schema for describing WebServic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Not restricted to SOAP</text:span></text:p>
                <text:list>
                  <text:list-item>
                    <text:p><text:span text:style-name="T1">But commonly used in conjunction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llows generating of client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&lt;types&gt; </text:span><text:span text:style-name="T1"><text:tab/></text:span></text:p>
                <text:list>
                  <text:list-item>
                    <text:p><text:span text:style-name="T1">defines the (XML Schema) data types used by the web servic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message&gt;</text:span></text:p>
                <text:list>
                  <text:list-item>
                    <text:p><text:span text:style-name="T1">defines the data elements for each operation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portType&gt;</text:span></text:p>
                <text:list>
                  <text:list-item>
                    <text:p><text:span text:style-name="T1">operations that can be performed and the messages involved as input, output, on error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binding&gt;</text:span></text:p>
                <text:list>
                  <text:list-item>
                    <text:p><text:span text:style-name="T1">binding of portType to certain protocol (e.g. SOAP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text-style-name="P4" draw:layer="layout" svg:width="27.4cm" svg:height="13.949cm" svg:x="0.4cm" svg:y="4.6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<text:s text:c="18"/></text:span><text:span text:style-name="T3">WSDL Example – OP Bank (</text:span><text:span text:style-name="T3"><text:a xlink:href="http://www.pohjola.fi/" xlink:type="simple">www.pohjola.fi</text:a></text:span><text:span text:style-name="T3">) WS A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&lt;types&gt; </text:span><text:span text:style-name="T7"><text:tab/></text:span></text:p>
                <text:list>
                  <text:list-item>
                    <text:p><text:span text:style-name="T7">defines the (XML Schema) data types used by the web service</text:span></text:p>
                  </text:list-item>
                  <text:list-item>
                    <text:p><text:span text:style-name="T7">standard XSD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&lt;wsdl:types&gt;</text:span></text:p>
                  </text:list-header>
                  <text:list-item>
                    <text:p><text:span text:style-name="T2"><text:s text:c="4"/></text:span><text:span text:style-name="T2">&lt;xsd:schema targetNamespace="</text:span><text:span text:style-name="T2"><text:a xlink:href="http://mlp.op.fi/OPCertificateService" xlink:type="simple">http://mlp.op.fi/OPCertificateService</text:a></text:span><text:span text:style-name="T2">" </text:span></text:p>
                  </text:list-item>
                  <text:list-item>
                    <text:p><text:span text:style-name="T2"><text:s text:c="25"/></text:span><text:span text:style-name="T2">elementFormDefault="qualified" attributeFormDefault="qualified"&gt;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complexType name="CertificateRequestHeader"&gt;</text:span></text:p>
                  </text:list-item>
                  <text:list-item>
                    <text:p><text:span text:style-name="T1"><text:s text:c="16"/></text:span><text:span text:style-name="T1">...</text:span></text:p>
                  </text:list-item>
                  <text:list-item>
                    <text:p><text:span text:style-name="T1"><text:s text:c="12"/></text:span><text:span text:style-name="T1">&lt;/xsd:complexType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12"/></text:span><text:span text:style-name="T1">&lt;xsd:complexType name="GetCertificateRequest"&gt;</text:span></text:p>
                  </text:list-item>
                  <text:list-item>
                    <text:p><text:span text:style-name="T1"><text:s text:c="16"/></text:span><text:span text:style-name="T1">&lt;xsd:sequence&gt;</text:span></text:p>
                  </text:list-item>
                  <text:list-item>
                    <text:p><text:span text:style-name="T1"><text:s text:c="20"/></text:span><text:span text:style-name="T1">&lt;xsd:element name="RequestHeader" type="tns:CertificateRequestHeader" nillable="false"/&gt;</text:span></text:p>
                  </text:list-item>
                  <text:list-item>
                    <text:p><text:span text:style-name="T1"><text:s text:c="20"/></text:span><text:span text:style-name="T1">&lt;xsd:element name="ApplicationRequest" type="xsd:base64Binary" nillable="false"/&gt;</text:span></text:p>
                  </text:list-item>
                  <text:list-item>
                    <text:p><text:span text:style-name="T1"><text:s text:c="15"/></text:span><text:span text:style-name="T1">&lt;/xsd:sequence&gt;</text:span></text:p>
                    <text:list>
                      <text:list-item>
                        <text:p><text:span text:style-name="T8"><text:s text:c="9"/></text:span><text:span text:style-name="T8">&lt;/xsd:complexType&gt;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element name="getCertificatein" type="tns:GetCertificateRequest"/&gt;</text:span></text:p>
                  </text:list-item>
                  <text:list-item>
                    <text:p><text:span text:style-name="T2"><text:s text:c="4"/></text:span><text:span text:style-name="T2">&lt;/xsd:schema&gt;</text:span></text:p>
                    <text:p><text:span text:style-name="T1"><text:s/></text:span><text:span text:style-name="T1">&lt;/wsdl:types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message&gt;</text:span></text:p>
                <text:list>
                  <text:list-item>
                    <text:p><text:span text:style-name="T9">defines the data elements for each operation</text:span><text:span text:style-name="T1"><text:line-break/></text:span><text:span text:style-name="T1"/></text:p>
                    <text:p><text:span text:style-name="T10">&lt;wsdl:message name="getCertificateRequest"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<text:s text:c="8"/></text:span><text:span text:style-name="T10">&lt;wsdl:part element="tns:getCertificatein" name="getCertificatein"/&gt;</text:span></text:p>
                  </text:list-item>
                  <text:list-item>
                    <text:p><text:span text:style-name="T10"><text:s text:c="2"/></text:span><text:span text:style-name="T10">&lt;/wsdl:message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portType&gt;</text:span></text:p>
                <text:list>
                  <text:list-item>
                    <text:p><text:span text:style-name="T9">operations that can be performed and the messages involved as input, output, on error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 text:c="2"/></text:span><text:span text:style-name="T11">&lt;wsdl:portType name="OPCertificateServicePortType"&gt;</text:span></text:p>
                  </text:list-header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wsdl:input message="</text:span><text:span text:style-name="T11">tns:getCertificateRequest</text:span><text:span text:style-name="T12">" name="getCertificateRequest"/&gt;</text:span></text:p>
                  </text:list-item>
                  <text:list-item>
                    <text:p><text:span text:style-name="T12"><text:s text:c="12"/></text:span><text:span text:style-name="T12">&lt;wsdl:output message="tns:getCertificateResponse" name="getCertificateResponse"/&gt;</text:span></text:p>
                  </text:list-item>
                  <text:list-item>
                    <text:p><text:span text:style-name="T12"><text:s text:c="12"/></text:span><text:span text:style-name="T12">&lt;wsdl:fault message="tns:certificateServiceFault" name="certificateServiceFault"/&gt;</text:span></text:p>
                  </text:list-item>
                  <text:list-item>
                    <text:p><text:span text:style-name="T11"><text:s text:c="8"/></text:span><text:span text:style-name="T11">&lt;/wsdl:operation&gt; <text:s text:c="7"/></text:span></text:p>
                  </text:list-item>
                  <text:list-item>
                    <text:p><text:span text:style-name="T11"><text:s text:c="4"/></text:span><text:span text:style-name="T11">&lt;/wsdl:portType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binding&gt;</text:span></text:p>
                <text:list>
                  <text:list-item>
                    <text:p><text:span text:style-name="T9">binding of portType to certain protocol (e.g. SOAP)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/></text:span><text:span text:style-name="T11">&lt;wsdl:binding name="OPCertificateServiceHttpBinding" type="tns:OPCertificateServicePortType"&gt;</text:span></text:p>
                  </text:list-header>
                  <text:list-item>
                    <text:p><text:span text:style-name="T11"><text:s text:c="8"/></text:span><text:span text:style-name="T11">&lt;soap:binding style="document" transport="http://schemas.xmlsoap.org/soap/http"/&gt;</text:span></text:p>
                  </text:list-item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soap:operation soapAction=""/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input name="getCertificateRequest"&gt; <text:s text:c="2"/>&lt;soap:body use="literal"/&gt; <text:s text:c="3"/>&lt;/wsdl:in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output name="getCertificateResponse"&gt; <text:s text:c="3"/>&lt;soap:body use="literal"/&gt; <text:s text:c="2"/>&lt;/wsdl:out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fault name="certificateServiceFault"&gt; <text:s text:c="4"/>&lt;soap:fault use="literal"/&gt; <text:s text:c="3"/>&lt;/wsdl:fault&gt;</text:span></text:p>
                  </text:list-item>
                  <text:list-item>
                    <text:p><text:span text:style-name="T11"><text:s text:c="8"/></text:span><text:span text:style-name="T11">&lt;/wsdl:operation&gt;</text:span></text:p>
                  </text:list-item>
                  <text:list-item>
                    <text:p><text:span text:style-name="T11">&lt;/wsdl:binding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1">
              <text:list-item>
                <text:p><text:span text:style-name="T4"><text:a xlink:href="https://www.w3.org/TR/2007/REC-soap12-part0-20070427/" xlink:type="simple">https://www.w3.org/TR/2007/REC-soap12-part0-20070427/</text:a></text:span></text:p>
              </text:list-item>
              <text:list-item>
                <text:p><text:span text:style-name="T4"><text:a xlink:href="https://www.w3.org/TR/soap12-part1/" xlink:type="simple">https://www.w3.org/TR/soap12-part1/</text:a></text:span></text:p>
              </text:list-item>
              <text:list-item>
                <text:p><text:span text:style-name="T4"><text:a xlink:href="https://www.pohjola.fi/pohjola/corporate-customers/payment-services-and-cash-management/bank-connection-methods/web-services?id=323430&amp;kielikoodi=en" xlink:type="simple">https://www.pohjola.fi/pohjola/corporate-customers/payment-services-and-cash-management/bank-connection-methods/web-services?id=323430&amp;kielikoodi=en</text:a></text:span></text:p>
              </text:list-item>
              <text:list-item>
                <text:p><text:span text:style-name="T4"><text:a xlink:href="http://www.w3schools.com/xml/xml_soap.asp" xlink:type="simple">http://www.w3schools.com/xml/xml_soap.asp</text:a>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9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43"/></text:span><text:span text:style-name="T3">RESTful Web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52"/></text:span><text:span text:style-name="T3">WebSocke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1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3H55M5S</meta:editing-duration>
    <meta:editing-cycles>116</meta:editing-cycles>
    <meta:generator>LibreOffice/5.1.4.2$Linux_X86_64 LibreOffice_project/10m0$Build-2</meta:generator>
    <dc:date>2016-12-06T19:00:17.144988236</dc:date>
    <meta:document-statistic meta:object-count="149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